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Small Light" svg:font-family="'Segoe UI Variable Small Light'" style:font-pitch="variable"/>
    <style:font-face style:name="Segoe UI Variable Small Light1" svg:font-family="'Segoe UI Variable Small Light'" style:font-adornments="Small Light" style:font-pitch="variable"/>
  </office:font-face-decls>
  <office:automatic-styles>
    <style:style style:name="P1" style:family="paragraph" style:parent-style-name="Subtitle">
      <style:text-properties officeooo:rsid="00104cb2" officeooo:paragraph-rsid="00104cb2"/>
    </style:style>
    <style:style style:name="P2" style:family="paragraph" style:parent-style-name="Text_20_body">
      <style:text-properties officeooo:rsid="00104cb2" officeooo:paragraph-rsid="00104cb2"/>
    </style:style>
    <style:style style:name="P3" style:family="paragraph" style:parent-style-name="Title">
      <style:text-properties officeooo:rsid="00104cb2" officeooo:paragraph-rsid="00104c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ción portfolio.</text:p>
      <text:p text:style-name="Subtitle">Horas de libre configuración.</text:p>
      <text:p text:style-name="P1">Álvaro Martínez Linero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Small Light" svg:font-family="'Segoe UI Variable Small Light'" style:font-pitch="variable"/>
    <style:font-face style:name="Segoe UI Variable Small Light1" svg:font-family="'Segoe UI Variable Small Light'" style:font-adornments="Small 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indent="1.251cm" style:auto-text-indent="false" fo:background-color="transparent">
        <style:tab-stops/>
      </style:paragraph-properties>
      <style:text-properties style:font-name="Segoe UI Variable Small Light1" fo:font-family="'Segoe UI Variable Small Light'" style:font-style-name="Small Light" style:font-pitch="variable" officeooo:rsid="000b93b4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 Variable Small Light1" fo:font-family="'Segoe UI Variable Small Light'" style:font-style-name="Small Light" style:font-pitch="variable" fo:font-size="24pt" fo:font-weight="bold" officeooo:rsid="000b93b4" style:font-size-asian="21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egoe UI Variable Small Light1" fo:font-family="'Segoe UI Variable Small Light'" style:font-style-name="Small Light" style:font-pitch="variable" fo:font-size="12pt" fo:font-weight="bold" officeooo:rsid="000b93b4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.353cm" fo:margin-bottom="0.212cm" style:contextual-spacing="false" fo:text-indent="1.3cm" style:auto-text-indent="false" fo:background-color="transparent" fo:keep-with-next="always"/>
      <style:text-properties style:font-name="Segoe UI Variable Small Light1" fo:font-family="'Segoe UI Variable Small Light'" style:font-style-name="Small Light" style:font-pitch="variable" fo:font-size="12pt" fo:font-weight="bold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 Variable Small Light1" fo:font-family="'Segoe UI Variable Small Light'" style:font-style-name="Small Light" style:font-pitch="variable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Segoe UI Variable Small Light" fo:font-family="'Segoe UI Variable Small Light'" style:font-pitch="variable" fo:font-size="12pt" officeooo:rsid="00104cb2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43:44.099000000</meta:creation-date>
    <meta:editing-duration>PT21M21S</meta:editing-duration>
    <meta:editing-cycles>2</meta:editing-cycles>
    <meta:generator>LibreOffice/7.6.2.1$Windows_X86_64 LibreOffice_project/56f7684011345957bbf33a7ee678afaf4d2ba333</meta:generator>
    <dc:title>Plantilla Sans Serif</dc:title>
    <dc:date>2023-11-17T14:05:03.637000000</dc:date>
    <meta:document-statistic meta:table-count="0" meta:image-count="0" meta:object-count="0" meta:page-count="1" meta:paragraph-count="3" meta:word-count="9" meta:character-count="77" meta:non-whitespace-character-count="71"/>
    <meta:template xlink:type="simple" xlink:actuate="onRequest" xlink:title="Plantilla Sans Serif" xlink:href="../../../../../../../Users/Usuario/AppData/Roaming/LibreOffice/4/user/template/Plantilla%20Sans%20Serif.ott" meta:date="2023-11-17T13:43:42.739000000"/>
  </office:meta>
</office:document-meta>
</file>